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MBX12" svg:font-family="CMBX12"/>
    <style:font-face style:name="CMBXTI10" svg:font-family="CMBXTI10"/>
    <style:font-face style:name="CMMI12" svg:font-family="CMMI12"/>
    <style:font-face style:name="CMR12" svg:font-family="CMR12"/>
    <style:font-face style:name="CMSY10" svg:font-family="CMSY10"/>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autospace="none"/>
      <style:text-properties style:font-name="Arial" fo:font-size="14pt" style:font-name-asian="CMBX12" style:font-size-asian="14pt" style:font-name-complex="CMBX12" style:font-size-complex="14pt"/>
    </style:style>
    <style:style style:name="P2" style:family="paragraph" style:parent-style-name="Standard">
      <style:paragraph-properties fo:text-align="justify" style:justify-single-word="false" style:text-autospace="none"/>
      <style:text-properties style:font-name="Arial" fo:font-size="14pt" fo:font-weight="bold" style:font-name-asian="CMBX12" style:font-size-asian="14pt" style:font-weight-asian="bold" style:font-name-complex="CMBX12" style:font-size-complex="14pt" style:font-weight-complex="bold"/>
    </style:style>
    <style:style style:name="P3" style:family="paragraph" style:parent-style-name="Standard">
      <style:paragraph-properties fo:text-align="justify" style:justify-single-word="false" style:text-autospace="none"/>
      <style:text-properties style:font-name="Arial" fo:font-size="14pt" style:font-name-asian="CMR12" style:font-size-asian="14pt" style:font-name-complex="CMR12" style:font-size-complex="14pt"/>
    </style:style>
    <style:style style:name="P4" style:family="paragraph" style:parent-style-name="Standard">
      <style:paragraph-properties fo:text-align="justify" style:justify-single-word="false" style:text-autospace="none"/>
      <style:text-properties style:font-name="Arial" fo:font-size="20pt" fo:font-weight="bold" style:font-name-asian="CMBX12" style:font-size-asian="20pt" style:font-weight-asian="bold" style:font-name-complex="CMBX12" style:font-size-complex="20pt" style:font-weight-complex="bold"/>
    </style:style>
    <style:style style:name="P5" style:family="paragraph" style:parent-style-name="Standard" style:list-style-name="L1">
      <style:paragraph-properties fo:text-align="justify" style:justify-single-word="false" style:text-autospace="none"/>
    </style:style>
    <style:style style:name="P6" style:family="paragraph" style:parent-style-name="Standard" style:list-style-name="L2">
      <style:paragraph-properties fo:text-align="justify" style:justify-single-word="false" style:text-autospace="none"/>
    </style:style>
    <style:style style:name="P7" style:family="paragraph" style:parent-style-name="Standard" style:list-style-name="L1">
      <style:paragraph-properties fo:text-align="justify" style:justify-single-word="false" style:text-autospace="none"/>
      <style:text-properties style:font-name="Arial" fo:font-size="14pt" fo:font-weight="normal" style:font-name-asian="CMBX12" style:font-size-asian="14pt" style:font-weight-asian="normal" style:font-name-complex="CMBX12" style:font-size-complex="14pt" style:font-weight-complex="normal"/>
    </style:style>
    <style:style style:name="P8" style:family="paragraph" style:parent-style-name="Standard">
      <style:paragraph-properties fo:text-align="justify" style:justify-single-word="false" style:text-autospace="none"/>
      <style:text-properties style:font-name="Arial" fo:font-size="14pt" fo:font-weight="normal" style:font-name-asian="CMBX12" style:font-size-asian="14pt" style:font-weight-asian="normal" style:font-name-complex="CMBX12" style:font-size-complex="14pt" style:font-weight-complex="normal"/>
    </style:style>
    <style:style style:name="P9" style:family="paragraph" style:parent-style-name="Standard" style:list-style-name="L2">
      <style:paragraph-properties fo:text-align="justify" style:justify-single-word="false" style:text-autospace="none"/>
      <style:text-properties style:font-name="Arial" fo:font-size="14pt" style:font-name-asian="CMBX12" style:font-size-asian="14pt" style:font-name-complex="CMBX12" style:font-size-complex="14pt"/>
    </style:style>
    <style:style style:name="P10" style:family="paragraph" style:parent-style-name="Standard">
      <style:paragraph-properties fo:text-align="justify" style:justify-single-word="false" style:text-autospace="none"/>
      <style:text-properties style:font-name="Arial" fo:font-size="14pt" style:font-name-asian="CMBX12" style:font-size-asian="14pt" style:font-name-complex="CMBX12" style:font-size-complex="14pt"/>
    </style:style>
    <style:style style:name="P11" style:family="paragraph" style:parent-style-name="Standard">
      <style:paragraph-properties fo:text-align="justify" style:justify-single-word="false" style:text-autospace="none"/>
      <style:text-properties style:font-name="Arial" fo:font-size="14pt" fo:font-weight="bold" style:font-name-asian="CMBX12" style:font-size-asian="14pt" style:font-weight-asian="bold" style:font-name-complex="CMBX12" style:font-size-complex="14pt" style:font-weight-complex="bold"/>
    </style:style>
    <style:style style:name="P12" style:family="paragraph" style:parent-style-name="Standard">
      <style:paragraph-properties fo:text-align="justify" style:justify-single-word="false" style:text-autospace="none"/>
      <style:text-properties style:font-name="Arial" fo:font-size="14pt" fo:font-style="italic" style:font-name-asian="CMBX12" style:font-size-asian="14pt" style:font-style-asian="italic" style:font-name-complex="CMBX12" style:font-size-complex="14pt" style:font-style-complex="italic"/>
    </style:style>
    <style:style style:name="P13" style:family="paragraph" style:parent-style-name="Standard">
      <style:paragraph-properties fo:text-align="justify" style:justify-single-word="false" style:text-autospace="none"/>
      <style:text-properties style:font-name="Arial" fo:font-size="14pt" style:font-name-asian="CMR12" style:font-size-asian="14pt" style:font-name-complex="CMR12" style:font-size-complex="14pt"/>
    </style:style>
    <style:style style:name="P14" style:family="paragraph" style:parent-style-name="Standard">
      <style:paragraph-properties fo:text-align="justify" style:justify-single-word="false" style:text-autospace="none"/>
      <style:text-properties fo:color="#993366" style:font-name="Arial" fo:font-size="14pt" fo:font-weight="normal" style:font-name-asian="CMBX12" style:font-size-asian="14pt" style:font-weight-asian="normal" style:font-name-complex="CMBX12" style:font-size-complex="14pt" style:font-weight-complex="normal"/>
    </style:style>
    <style:style style:name="T1" style:family="text">
      <style:text-properties style:font-name-asian="CMR12" style:font-name-complex="CMR12"/>
    </style:style>
    <style:style style:name="T2" style:family="text">
      <style:text-properties style:font-name-asian="CMBXTI10" style:font-name-complex="CMBXTI10"/>
    </style:style>
    <style:style style:name="T3" style:family="text">
      <style:text-properties style:font-name-asian="CMMI12" style:font-name-complex="CMMI12"/>
    </style:style>
    <style:style style:name="T4" style:family="text">
      <style:text-properties style:font-name="Arial" fo:font-size="14pt" style:font-name-asian="CMBX12" style:font-size-asian="14pt" style:font-name-complex="CMBX12" style:font-size-complex="14pt"/>
    </style:style>
    <style:style style:name="T5" style:family="text">
      <style:text-properties style:font-name="Arial" fo:font-size="14pt" fo:font-weight="normal" style:font-name-asian="CMBX12" style:font-size-asian="14pt" style:font-weight-asian="normal" style:font-name-complex="CMBX12" style:font-size-complex="14pt" style:font-weight-complex="normal"/>
    </style:style>
    <style:style style:name="T6" style:family="text">
      <style:text-properties style:font-name-asian="CMBX12" style:font-name-complex="CMBX12"/>
    </style:style>
    <style:style style:name="T7" style:family="text">
      <style:text-properties fo:font-weight="bold"/>
    </style:style>
    <style:style style:name="T8" style:family="text">
      <style:text-properties style:font-weight-asian="bold"/>
    </style:style>
    <style:style style:name="T9" style:family="text">
      <style:text-properties style:font-weight-complex="bold"/>
    </style:style>
    <style:style style:name="T10" style:family="text">
      <style:text-properties fo:color="#993366"/>
    </style:style>
    <style:style style:name="T11" style:family="text">
      <style:text-properties fo:color="#993366" style:font-name-asian="CMBXTI10" style:font-name-complex="CMBXTI10"/>
    </style:style>
    <style:style style:name="T12"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odel Description</text:p>
      <text:p text:style-name="P1"/>
      <text:p text:style-name="P1">The presented model is inspired from existing studies on swarm based generative art: artificial agents move, reproduce and evolve in a two-dimensional continuous environment, leaving a trail as they roam around. The environment can be considered as a canvas, and the trails are lines that progressively compose an image. The image is complete when there are no more agents in the environment [ref Nagual, McCormack].</text:p>
      <text:p text:style-name="P1"/>
      <text:p text:style-name="P1">As a complement to the previous works, w<text:span text:style-name="T10">e introduce energy management of the agents and explore its potential in esthetic image generation, via ecosystemic dynamics such as agent coloration</text:span><text:span text:style-name="T11">, food ingestion and </text:span><text:span text:style-name="T10">predatory behavior. In the previous works, an agent dies when it crosses an existing trail. This constraint has been lifted and replaced by death through predation or starvation, i.e. total energy loss.</text:span></text:p>
      <text:p text:style-name="P1"><text:span text:style-name="T10"/></text:p>
      <text:p text:style-name="P2">Phenotype</text:p>
      <text:p text:style-name="P1"/>
      <text:p text:style-name="P1">The current state of an agent is described by</text:p>
      <text:p text:style-name="P1"/>
      <text:list xml:id="list27485562" text:style-name="L1">
        <text:list-item>
          <text:p text:style-name="P5"><text:span text:style-name="T5">location, speed, orientation: spatial information. In the scope of this paper, speed is a constant value;</text:span></text:p>
        </text:list-item>
        <text:list-item>
          <text:p text:style-name="P7">energy: a positive real number denoting the energy budget of the agent. The energy level can be increased by absorbing resources from the environment. If it falls below zero, the agent dies;</text:p>
        </text:list-item>
        <text:list-item>
          <text:p text:style-name="P5"><text:span text:style-name="T4">coveringColor: an RGB color vector which changes according to the colors of the ingested ressources. The overall agent color is a blend between the covering color and the (genotypic) priming color.</text:span></text:p>
        </text:list-item>
      </text:list>
      <text:p text:style-name="P8"/>
      <text:p text:style-name="P14">Just as in [ref Nagual, McCormack], the trails of the agents contribute to the emergence of an image. However, line intersection does not cause death. As a matter of fact, energy loss is a </text:p>
      <text:p text:style-name="P8"/>
      <text:p text:style-name="P2">Genotype</text:p>
      <text:p text:style-name="P1"/>
      <text:p text:style-name="P1">In addition to the phenotypic information which varies over time, the agent behavior is ruled by a set of constant genetic characteristics. At reproduction, the offspring inherits these values some of which, depending on the simulation setup, may be mutated by a stochastic process.</text:p>
      <text:p text:style-name="P1"/>
      <text:list xml:id="list27501877" text:style-name="L2">
        <text:list-item>
          <text:p text:style-name="P9">curvature: the basic rate of curvature of the agent movement. A curvature of zero signifies a straight line;</text:p>
        </text:list-item>
        <text:list-item>
          <text:p text:style-name="P9">irrationality: the degree of variation superposed to the basic curvature. The higher this value, the more chaotic the movement, producing less <text:soft-page-break/>predictable patterns;</text:p>
        </text:list-item>
        <text:list-item>
          <text:p text:style-name="P9">fecundity: the probability of producing a child agent per time step;</text:p>
        </text:list-item>
        <text:list-item>
          <text:p text:style-name="P9">mortality: the probability of dying per time step;</text:p>
        </text:list-item>
        <text:list-item>
          <text:p text:style-name="P9">offset: the offset angle of the children that separate form the parent agent;</text:p>
        </text:list-item>
        <text:list-item>
          <text:p text:style-name="P9">divisionRatio: the proportion of energy an agent allocates to its child at reproduction;</text:p>
        </text:list-item>
        <text:list-item>
          <text:p text:style-name="P6"><text:span text:style-name="T4">sensorRange: the range of perception in the environment. An agent senses resources and other agents within this distance;</text:span></text:p>
        </text:list-item>
        <text:list-item>
          <text:p text:style-name="P9">ingestionRange: the maximum distance which allows assimilating food from the environment;</text:p>
        </text:list-item>
        <text:list-item>
          <text:p text:style-name="P9">consumption: the amount of consumed energy per covered distance;</text:p>
        </text:list-item>
        <text:list-item>
          <text:p text:style-name="P9">agility: the capacity to rapidly orient towards a target location when grazing, hunting or fleeing. The higher this value, the smaller the executed turning radius;</text:p>
        </text:list-item>
        <text:list-item>
          <text:p text:style-name="P9">primingColor: an RGB color vector defining a fixed genetic hue of the agent;</text:p>
        </text:list-item>
        <text:list-item>
          <text:p text:style-name="P9">primingStrength: the relative strength of the priming color versus the covering color.</text:p>
        </text:list-item>
      </text:list>
      <text:p text:style-name="P1"/>
      <text:p text:style-name="P2">Hunting and feeding</text:p>
      <text:p text:style-name="P1"/>
      <text:p text:style-name="P1">We defined two types of agents: grazers and predators. Both exhibit the same random moving behavior as long as no objects exist within their perception range. Grazing agents are attracted by static food bits which are placed in the environment. These food bits offer a certain amount of energy as well as a color which influences the agent covering color. P<text:span text:style-name="T2">redators hunt</text:span> grazers but not static resources. When grazers sense a predator, flight takes precedence over feeding. As soon as a chased target enters the ingestion range, the agent assimilates its energy and potentially changes color.</text:p>
      <text:p text:style-name="P1"/>
      <text:p text:style-name="P1">Coloration</text:p>
      <text:p text:style-name="P1"/>
      <text:p text:style-name="P8">When an agent feeds from the environment, its covering color changes according to the color and energy of the ingested resource:</text:p>
      <text:p text:style-name="P8"/>
      <text:p text:style-name="P12"><text:span text:style-name="T3">coveringColor </text:span><text:span text:style-name="T1">= (</text:span><text:span text:style-name="T3">coveringColor * energy </text:span><text:span text:style-name="T1">+ resourceC</text:span><text:span text:style-name="T3">olor * resourceEnergy</text:span><text:span text:style-name="T1">)/(energylevel+resourceenergy)</text:span></text:p>
      <text:p text:style-name="P8"><text:span text:style-name="T5"/></text:p>
      <text:p text:style-name="P8">The trails are colored after the current overall color of the agents, called « complexion »:</text:p>
      <text:p text:style-name="P8"/>
      <text:p text:style-name="P8">complexion = (primingColor * primaryStrength + coveringColor * energy) /(primaryStrength + energy)</text:p>
      <text:p text:style-name="P1"><text:soft-page-break/></text:p>
      <text:p text:style-name="P3"><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MBX12" svg:font-family="CMBX12"/>
    <style:font-face style:name="CMBXTI10" svg:font-family="CMBXTI10"/>
    <style:font-face style:name="CMMI12" svg:font-family="CMMI12"/>
    <style:font-face style:name="CMR12" svg:font-family="CMR12"/>
    <style:font-face style:name="CMSY10" svg:font-family="CMSY10"/>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fan Bornhofen</meta:initial-creator>
    <meta:creation-date>2011-06-09T21:06:35.98</meta:creation-date>
    <dc:date>2011-06-11T11:18:04.93</dc:date>
    <dc:creator>Stefan Bornhofen</dc:creator>
    <meta:editing-duration>PT06H55M38S</meta:editing-duration>
    <meta:editing-cycles>11</meta:editing-cycles>
    <meta:generator>OpenOffice.org/3.2$Win32 OpenOffice.org_project/320m12$Build-9483</meta:generator>
    <meta:document-statistic meta:table-count="0" meta:image-count="0" meta:object-count="0" meta:page-count="3" meta:paragraph-count="30" meta:word-count="646" meta:character-count="4080"/>
  </office:meta>
</office:document-meta>
</file>